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DOS SIMPLES:</text:p>
      <text:p text:style-name="P1"/>
      <text:p text:style-name="P1"/>
      <text:p text:style-name="P1">Meu nome é {Nome}!</text:p>
      <text:p text:style-name="P1">Eu gosto da cor {Cor preferida}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4:58:30</meta:creation-date>
    <dc:date>2012-10-17T15:16:13</dc:date>
    <meta:editing-duration>PT1M2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3" meta:word-count="12" meta:character-count="64" meta:non-whitespace-character-count="55"/>
  </office:meta>
</office:document-meta>
</file>